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1b8a78" officeooo:paragraph-rsid="001b8a78"/>
    </style:style>
    <style:style style:name="P2" style:family="paragraph" style:parent-style-name="Standard">
      <style:paragraph-properties fo:text-align="center" style:justify-single-word="false"/>
      <style:text-properties fo:font-size="16pt" officeooo:paragraph-rsid="00174c6b" style:font-size-asian="16pt" style:font-size-complex="16pt"/>
    </style:style>
    <style:style style:name="P3" style:family="paragraph" style:parent-style-name="Standard">
      <style:paragraph-properties fo:text-align="start" style:justify-single-word="false"/>
      <style:text-properties officeooo:paragraph-rsid="00174c6b"/>
    </style:style>
    <style:style style:name="T1" style:family="text">
      <style:text-properties fo:font-size="12pt" officeooo:rsid="001b8a78" style:font-size-asian="10.5pt" style:font-size-complex="12pt"/>
    </style:style>
    <style:style style:name="T2" style:family="text">
      <style:text-properties officeooo:rsid="001b8a7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Moore’s Law</text:span></text:p>
      <text:p text:style-name="P3"><text:span text:style-name="T1"/></text:p>
      <text:p text:style-name="P3"><text:span text:style-name="T1">It’s not actually a physical law, but a prediction declared by Gordon Moore who is Intel’s co-founder. According to Gordon “the number of transistors incorporated in a chip will approximately double in every 2 years”.</text:span></text:p>
      <text:p text:style-name="P3"><text:span text:style-name="T1"/></text:p>
      <text:p text:style-name="P3"><text:span text:style-name="T1">His prediction was surprisingly accurate as we could see considerable improvements in the chips, reflecting straightly on the quality and speed of computers. However, the manufacturers started to face some issues with the exponential growth.</text:span></text:p>
      <text:p text:style-name="P3"><text:span text:style-name="T1"/></text:p>
      <text:p text:style-name="P3"><text:span text:style-name="T1">In order to increase the density of transistors in a chip so that it becomes faster, they need to be smaller. By having more transistors, more power would be necessary to supply the transistors and cool them down. Also, there is a physical limitation that will prevent us to create smaller transistors as they have become smaller and smaller over the years.</text:span></text:p>
      <text:p text:style-name="P3"><text:span text:style-name="T1"/></text:p>
      <text:p text:style-name="P3"><text:span text:style-name="T1">As the research can’t stop, more and more investments need to be done in order to figure out ways to overcome the limitations. It’s going to reach a point where it’s going to be so much expensive that won’t be viable to commercialize chips anymore.</text:span></text:p>
      <text:p text:style-name="P3"><text:span text:style-name="T1"/></text:p>
      <text:p text:style-name="P3"><text:span text:style-name="T1">As the specialist and manufacturers realized that the law won’t last forever, new research is being made in order to figure out how the future of chip manufacturing will b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8a78" officeooo:paragraph-rsid="001b8a7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orian Neto</text:p>
        <text:p text:style-name="MP1"/>
        <text:p text:style-name="MP1">Concurrency in Go &gt; Week 1 &gt; Module 1 Activity</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5T22:32:51.514541229</meta:creation-date>
    <dc:date>2023-04-05T23:34:52.012826663</dc:date>
    <meta:editing-duration>PT10M10S</meta:editing-duration>
    <meta:editing-cycles>1</meta:editing-cycles>
    <meta:document-statistic meta:table-count="0" meta:image-count="0" meta:object-count="0" meta:page-count="1" meta:paragraph-count="8" meta:word-count="221" meta:character-count="1304" meta:non-whitespace-character-count="1091"/>
    <meta:generator>LibreOffice/6.4.7.2$Linux_X86_64 LibreOffice_project/40$Build-2</meta:generator>
  </office:meta>
</office:document-meta>
</file>